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39.15pt"/>
    </style:style>
    <style:style style:name="co4" style:family="table-column">
      <style:table-column-properties fo:break-before="auto" style:column-width="36.96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48.95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41.3pt"/>
    </style:style>
    <style:style style:name="co10" style:family="table-column">
      <style:table-column-properties fo:break-before="auto" style:column-width="35.89pt"/>
    </style:style>
    <style:style style:name="co11" style:family="table-column">
      <style:table-column-properties fo:break-before="auto" style:column-width="43.5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107.8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22.8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  <table:table-cell table:style-name="ce1" office:value-type="string" calcext:value-type="string">
            <text:p>   23<text:span text:style-name="T1">nd</text:span> Baishak</text:p>
          </table:table-cell>
          <table:table-cell table:style-name="ce1" office:value-type="string" calcext:value-type="string">
            <text:p>   24<text:span text:style-name="T1">nd</text:span> Baishak</text:p>
          </table:table-cell>
          <table:table-cell table:style-name="ce1" office:value-type="string" calcext:value-type="string">
            <text:p>   5<text:span text:style-name="T1">th</text:span>  Jestha</text:p>
          </table:table-cell>
          <table:table-cell table:style-name="ce1" office:value-type="string" calcext:value-type="string">
            <text:p>   6<text:span text:style-name="T1">th</text:span>  Jestha</text:p>
          </table:table-cell>
          <table:table-cell table:style-name="ce1" office:value-type="string" calcext:value-type="string">
            <text:p>   7<text:span text:style-name="T1">th</text:span>  Jestha</text:p>
          </table:table-cell>
          <table:table-cell table:style-name="ce1" office:value-type="string" calcext:value-type="string">
            <text:p>   12<text:span text:style-name="T1">th</text:span>  Jestha</text:p>
          </table:table-cell>
          <table:table-cell table:style-name="ce1" office:value-type="string" calcext:value-type="string">
            <text:p>   14<text:span text:style-name="T1">th</text:span>  Jesth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1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1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1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1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1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6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number-columns-repeated="5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1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8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10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14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1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1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0:22:24.768758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28T10:47:54.495134995</dc:date>
    <meta:editing-duration>PT3H50M8S</meta:editing-duration>
    <meta:editing-cycles>36</meta:editing-cycles>
    <meta:generator>LibreOffice/5.3.1.2$Linux_X86_64 LibreOffice_project/30m0$Build-2</meta:generator>
    <meta:document-statistic meta:table-count="1" meta:cell-count="432" meta:object-count="0"/>
  </office:meta>
</office:document-meta>
</file>